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3">
      <style:paragraph-properties fo:text-align="justify" style:justify-single-word="false"/>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71 : Save/Restore a configuration</text:h>
      <text:p text:style-name="P2"/>
      <text:p text:style-name="P1"/>
      <text:p text:style-name="P1">Version: <text:s/>1.0</text:p>
      <text:p text:style-name="P1">Author: <text:s/>Simon Gareste</text:p>
      <text:p text:style-name="P1">Review: </text:p>
      <text:p text:style-name="P1">Commented: </text:p>
      <text:p text:style-name="P1">State: </text:p>
      <text:p text:style-name="P1">Scilab-Version: 5.4</text:p>
      <text:p text:style-name="P1">Created: January 2012</text:p>
      <text:p text:style-name="P2"/>
      <text:p text:style-name="P1"/>
      <text:h text:style-name="P6" text:outline-level="3">Abstract</text:h>
      <text:p text:style-name="P1">Configuration is modified during the tests, we need functions to save it and restore it after the tests.</text:p>
      <text:p text:style-name="P1"/>
      <text:h text:style-name="P6" text:outline-level="3">Proposal</text:h>
      <text:p text:style-name="P3">We are creating two functions, atomsSaveConfig and atomsRestoreConfig. These allow us to copy the SCIHOME/.atoms/config file to SCIHOME/.atoms/config.bak, and reverse, and let us have a normal configuration while executing multiple tests on the line for each one of them, even if one is failing. It also prevents from overwriting specific configuration of the user, and allows him to have a backup in any case.</text:p>
      <text:p text:style-name="P3">Each function has an optional boolean argument input. For atomsSaveConfig, if <text:span text:style-name="T4">force</text:span> is set to %T (True), a previously existing config.bak file will be overwritten. For atomsRestoreConfig, if <text:span text:style-name="T4">quiet</text:span> is set to %T (True), <text:s/>the function won't return an error if the config.bak file does not exist.</text:p>
      <text:h text:style-name="P6" text:outline-level="3"><text:span text:style-name="Teletype"><text:span text:style-name="T3">Example Usage</text:span></text:span></text:h>
      <text:p text:style-name="P3"><text:span text:style-name="Teletype"><text:span text:style-name="T1">atomsSaveConfig()</text:span></text:span></text:p>
      <text:p text:style-name="P3"><text:span text:style-name="Teletype"><text:span text:style-name="T1">atomsRestoreConfig()</text:span></text:span></text:p>
      <text:p text:style-name="P3"><text:span text:style-name="Teletype"><text:span text:style-name="T1">atomsSaveConfig(%T)</text:span></text:span></text:p>
      <text:p text:style-name="P3"><text:span text:style-name="Teletype"><text:span text:style-name="T1">atomsRestoreConfig(%T)</text:span></text:span></text:p>
      <text:h text:style-name="P6" text:outline-level="3">Changelog</text:h>
      <text:p text:style-name="P3"><text:tab/><text:span text:style-name="T2">1.0 – Initial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Pierre MARECHAL</meta:initial-creator>
    <meta:creation-date>2008-07-09T13:39:08</meta:creation-date>
    <dc:date>2012-01-27T10:46:52</dc:date>
    <meta:editing-cycles>6</meta:editing-cycles>
    <meta:editing-duration>PT00H29M15S</meta:editing-duration>
    <dc:creator>gareste </dc:creator>
    <meta:document-statistic meta:table-count="0" meta:image-count="0" meta:object-count="0" meta:page-count="1" meta:paragraph-count="20" meta:word-count="161" meta:character-count="1083"/>
    <meta:user-defined meta:name="Info 1"/>
    <meta:user-defined meta:name="Info 2"/>
    <meta:user-defined meta:name="Info 3"/>
    <meta:user-defined meta:name="Info 4"/>
  </office:meta>
</office:document-meta>
</file>